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6CD0000016483329CC9.svm" manifest:media-type=""/>
  <manifest:file-entry manifest:full-path="Pictures/2000000100000283000000ED423C5C06.svm" manifest:media-type=""/>
  <manifest:file-entry manifest:full-path="Pictures/10000000000000200000002000309F1C.png" manifest:media-type="image/png"/>
  <manifest:file-entry manifest:full-path="Pictures/20000001000000FE000000FA28DF3A34.svm" manifest:media-type=""/>
  <manifest:file-entry manifest:full-path="Pictures/20000002000002C400000079BA6E10A7.eps" manifest:media-type=""/>
  <manifest:file-entry manifest:full-path="Pictures/200000010000018E0000013120AAD0F3.svm" manifest:media-type=""/>
  <manifest:file-entry manifest:full-path="Pictures/20000001000000FE000001038E021CBF.svm" manifest:media-type=""/>
  <manifest:file-entry manifest:full-path="Pictures/20000001000000FA000000D8AB97C17A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n: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TexMathsArgs="12§display§220/ \mp 20 V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0pt" style:font-size-asian="10pt" style:font-size-complex="10pt"/>
    </style:style>
    <style:style style:name="T1" style:family="text">
      <style:text-properties fo:font-family="'XB Tabriz'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1.887cm" svg:height="2.031cm" svg:x="0.557cm" svg:y="0.42cm">
          <draw:image xlink:href="Pictures/20000002000002C400000079BA6E10A7.eps" xlink:type="simple" xlink:show="embed" xlink:actuate="onLoad">
            <text:p/>
          </draw:image>
        </draw:frame>
        <draw:frame draw:style-name="gr2" draw:text-style-name="P1" draw:layer="layout" svg:width="0.304cm" svg:height="0.31cm" svg:x="10.736cm" svg:y="1.241cm">
          <draw:image xlink:href="Pictures/20000001000000FE000001038E021CBF.svm" xlink:type="simple" xlink:show="embed" xlink:actuate="onLoad">
            <text:p/>
          </draw:image>
        </draw:frame>
        <draw:frame draw:style-name="gr3" draw:text-style-name="P1" draw:layer="layout" svg:width="0.304cm" svg:height="0.299cm" svg:x="12.334cm" svg:y="1.247cm">
          <draw:image xlink:href="Pictures/20000001000000FE000000FA28DF3A34.svm" xlink:type="simple" xlink:show="embed" xlink:actuate="onLoad">
            <text:p/>
          </draw:image>
        </draw:frame>
        <draw:frame draw:style-name="gr4" draw:text-style-name="P1" draw:layer="layout" svg:width="0.77cm" svg:height="0.283cm" svg:x="8.916cm" svg:y="0.275cm">
          <draw:image xlink:href="Pictures/2000000100000283000000ED423C5C06.svm" xlink:type="simple" xlink:show="embed" xlink:actuate="onLoad">
            <text:p/>
          </draw:image>
        </draw:frame>
        <draw:frame draw:style-name="gr5" draw:text-style-name="P1" draw:layer="layout" svg:width="0.476cm" svg:height="0.365cm" svg:x="11.615cm" svg:y="0.384cm">
          <draw:image xlink:href="Pictures/200000010000018E0000013120AAD0F3.svm" xlink:type="simple" xlink:show="embed" xlink:actuate="onLoad">
            <text:p/>
          </draw:image>
        </draw:frame>
        <draw:frame draw:style-name="gr6" draw:text-style-name="P1" draw:layer="layout" svg:width="0.299cm" svg:height="0.258cm" svg:x="7.451cm" svg:y="1.365cm">
          <draw:image xlink:href="Pictures/20000001000000FA000000D8AB97C17A.svm" xlink:type="simple" xlink:show="embed" xlink:actuate="onLoad">
            <text:p/>
          </draw:image>
        </draw:frame>
        <draw:frame draw:style-name="gr3" draw:text-style-name="P1" draw:layer="layout" svg:width="0.304cm" svg:height="0.299cm" svg:x="5.807cm" svg:y="1.564cm">
          <draw:image xlink:href="Pictures/20000001000000FE000000FA28DF3A34.svm" xlink:type="simple" xlink:show="embed" xlink:actuate="onLoad">
            <text:p/>
          </draw:image>
        </draw:frame>
        <draw:frame draw:style-name="gr2" draw:text-style-name="P1" draw:layer="layout" svg:width="0.304cm" svg:height="0.31cm" svg:x="5.135cm" svg:y="1.553cm">
          <draw:image xlink:href="Pictures/20000001000000FE000001038E021CBF.svm" xlink:type="simple" xlink:show="embed" xlink:actuate="onLoad">
            <text:p/>
          </draw:image>
        </draw:frame>
        <draw:frame draw:style-name="gr5" draw:text-style-name="P1" draw:layer="layout" svg:width="0.476cm" svg:height="0.365cm" svg:x="5.786cm" svg:y="0.385cm">
          <draw:image xlink:href="Pictures/200000010000018E0000013120AAD0F3.svm" xlink:type="simple" xlink:show="embed" xlink:actuate="onLoad">
            <text:p/>
          </draw:image>
        </draw:frame>
        <draw:frame draw:style-name="gr6" draw:text-style-name="P1" draw:layer="layout" svg:width="0.299cm" svg:height="0.258cm" svg:x="0.33cm" svg:y="1.365cm">
          <draw:image xlink:href="Pictures/20000001000000FA000000D8AB97C17A.svm" xlink:type="simple" xlink:show="embed" xlink:actuate="onLoad">
            <text:p/>
          </draw:image>
        </draw:frame>
        <draw:frame draw:style-name="gr7" draw:text-style-name="P2" draw:layer="layout" svg:width="0.862cm" svg:height="0.802cm" svg:x="7.182cm" svg:y="0.292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7" draw:text-style-name="P2" draw:layer="layout" svg:width="1.078cm" svg:height="0.802cm" svg:x="6.426cm" svg:y="0.292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8" draw:text-style-name="P1" draw:layer="layout" svg:width="2.088cm" svg:height="0.426cm" svg:x="1.063cm" svg:y="0.27cm">
          <draw:image xlink:href="Pictures/20000001000006CD0000016483329CC9.svm" xlink:type="simple" xlink:show="embed" xlink:actuate="onLoad">
            <text:p/>
          </draw:image>
        </draw:frame>
        <draw:custom-shape draw:style-name="gr9" draw:text-style-name="P1" draw:layer="layout" svg:width="0.14cm" svg:height="0.14cm" svg:x="1.626cm" svg:y="0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cm" svg:height="0.14cm" svg:x="2.528cm" svg:y="0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cm" svg:height="0.14cm" svg:x="2.552cm" svg:y="1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cm" svg:height="0.14cm" svg:x="8.746cm" svg:y="0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14cm" svg:height="0.14cm" svg:x="9.726cm" svg:y="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2.7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4-13T10:19:51</meta:creation-date>
    <meta:editing-duration>PT30M24S</meta:editing-duration>
    <meta:editing-cycles>9</meta:editing-cycles>
    <meta:generator>LibreOffice/3.3$Linux LibreOffice_project/330m19$Build-401</meta:generator>
    <dc:title>kkkFigures</dc:title>
    <meta:initial-creator>kkk </meta:initial-creator>
    <dc:date>2014-04-19T15:03:58</dc:date>
    <dc:creator>kkk </dc:creator>
    <meta:document-statistic meta:object-count="18"/>
    <meta:template xlink:type="simple" xlink:actuate="onRequest" xlink:title="kkkFigures" xlink:href="../../../../.libreoffice/3/user/template/kkkFigures.otg" meta:date="2014-04-13T10:19:51"/>
  </office:meta>
</office:document-meta>
</file>